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35.49mm"/>
    </style:style>
    <style:style style:name="co5" style:family="table-column">
      <style:table-column-properties fo:break-before="auto" style:column-width="23.14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Shots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minCone</text:p>
          </table:table-cell>
          <table:table-cell office:value-type="string" calcext:value-type="string">
            <text:p>maxCone</text:p>
          </table:table-cell>
          <table:table-cell office:value-type="string" calcext:value-type="string">
            <text:p>cone</text:p>
          </table:table-cell>
          <table:table-cell office:value-type="string" calcext:value-type="string">
            <text:p>dmgPerSec</text:p>
          </table:table-cell>
          <table:table-cell office:value-type="string" calcext:value-type="string">
            <text:p>maxDistance</text:p>
          </table:table-cell>
          <table:table-cell office:value-type="string" calcext:value-type="string">
            <text:p>spreadArea</text:p>
          </table:table-cell>
          <table:table-cell office:value-type="string" calcext:value-type="string">
            <text:p>areaIntersecion</text:p>
          </table:table-cell>
          <table:table-cell office:value-type="string" calcext:value-type="string">
            <text:p>rating</text:p>
          </table:table-cell>
          <table:table-cell/>
        </table:table-row>
        <table:table-row table:style-name="ro1">
          <table:table-cell office:value-type="string" calcext:value-type="string">
            <text:p>targetDiam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_zs_blast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0.155" calcext:value-type="float">
            <text:p>0,155</text:p>
          </table:table-cell>
          <table:table-cell office:value-type="float" office:value="0.18" calcext:value-type="float">
            <text:p>0,18</text:p>
          </table:table-cell>
          <table:table-cell table:formula="of:=([.G2]*6+[.H2])/7" office:value-type="float" office:value="0.158571428571429" calcext:value-type="float">
            <text:p>0,158571428571429</text:p>
          </table:table-cell>
          <table:table-cell table:formula="of:=[.E2]*[.D2]/[.F2]" office:value-type="float" office:value="105" calcext:value-type="float">
            <text:p>105</text:p>
          </table:table-cell>
          <table:table-cell table:formula="of:=[.$B$2]/TAN(RADIANS([.I2]))/2" office:value-type="float" office:value="361.32381313644" calcext:value-type="float">
            <text:p>361,32381313644</text:p>
          </table:table-cell>
          <table:table-cell table:formula="of:=PI() * POWER(TAN(RADIANS([.I2]))*[.$B$1];2)" office:value-type="float" office:value="0.0601584602181427" calcext:value-type="float">
            <text:p>0,060158460218143</text:p>
          </table:table-cell>
          <table:table-cell table:formula="of:=MIN([.$B$3]; [.L2]) / [.L2]" office:value-type="float" office:value="1" calcext:value-type="float">
            <text:p>1</text:p>
          </table:table-cell>
          <table:table-cell table:formula="of:=[.J2]*[.M2]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targetArea</text:p>
          </table:table-cell>
          <table:table-cell table:formula="of:=PI() * POWER([.B2]/2; 2)" office:value-type="float" office:value="3.14159265358979" calcext:value-type="float">
            <text:p>3,14159265358979</text:p>
          </table:table-cell>
          <table:table-cell office:value-type="string" calcext:value-type="string">
            <text:p>weapon_zs_bulletstorm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,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table:formula="of:=([.G3]*6+[.H3])/7" office:value-type="float" office:value="0.0671428571428571" calcext:value-type="float">
            <text:p>0,067142857142857</text:p>
          </table:table-cell>
          <table:table-cell table:formula="of:=[.E3]*[.D3]/[.F3]" office:value-type="float" office:value="221.428571428571" calcext:value-type="float">
            <text:p>221,428571428571</text:p>
          </table:table-cell>
          <table:table-cell table:formula="of:=[.$B$2]/TAN(RADIANS([.I3]))/2" office:value-type="float" office:value="853.341006382009" calcext:value-type="float">
            <text:p>853,341006382009</text:p>
          </table:table-cell>
          <table:table-cell table:formula="of:=PI() * POWER(TAN(RADIANS([.I3]))*[.$B$1];2)" office:value-type="float" office:value="0.0107856084487177" calcext:value-type="float">
            <text:p>0,010785608448718</text:p>
          </table:table-cell>
          <table:table-cell table:formula="of:=MIN([.$B$3]; [.L3]) / [.L3]" office:value-type="float" office:value="1" calcext:value-type="float">
            <text:p>1</text:p>
          </table:table-cell>
          <table:table-cell table:formula="of:=[.J3]*[.M3]" office:value-type="float" office:value="221.428571428571" calcext:value-type="float">
            <text:p>221,4285714285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pon_zs_stubb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,075</text:p>
          </table:table-cell>
          <table:table-cell table:formula="of:=([.G4]*6+[.H4])/7" office:value-type="float" office:value="0.0107142857142857" calcext:value-type="float">
            <text:p>0,010714285714286</text:p>
          </table:table-cell>
          <table:table-cell table:formula="of:=[.E4]*[.D4]/[.F4]" office:value-type="float" office:value="33.3333333333333" calcext:value-type="float">
            <text:p>33,3333333333333</text:p>
          </table:table-cell>
          <table:table-cell table:formula="of:=[.$B$2]/TAN(RADIANS([.I4]))/2" office:value-type="float" office:value="5347.6060255545" calcext:value-type="float">
            <text:p>5347,6060255545</text:p>
          </table:table-cell>
          <table:table-cell table:formula="of:=PI() * POWER(TAN(RADIANS([.I4]))*[.$B$1];2)" office:value-type="float" office:value="0.000274644605682535" calcext:value-type="float">
            <text:p>0,000274644605683</text:p>
          </table:table-cell>
          <table:table-cell table:formula="of:=MIN([.$B$3]; [.L4]) / [.L4]" office:value-type="float" office:value="1" calcext:value-type="float">
            <text:p>1</text:p>
          </table:table-cell>
          <table:table-cell table:formula="of:=[.J4]*[.M4]" office:value-type="float" office:value="33.3333333333333" calcext:value-type="float">
            <text:p>33,333333333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pon_zs_hunter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,115</text:p>
          </table:table-cell>
          <table:table-cell table:formula="of:=([.G5]*6+[.H5])/7" office:value-type="float" office:value="0.0164285714285714" calcext:value-type="float">
            <text:p>0,016428571428572</text:p>
          </table:table-cell>
          <table:table-cell table:formula="of:=[.E5]*[.D5]/[.F5]" office:value-type="float" office:value="76.6666666666667" calcext:value-type="float">
            <text:p>76,6666666666667</text:p>
          </table:table-cell>
          <table:table-cell table:formula="of:=[.$B$2]/TAN(RADIANS([.I5]))/2" office:value-type="float" office:value="3487.56909217528" calcext:value-type="float">
            <text:p>3487,56909217528</text:p>
          </table:table-cell>
          <table:table-cell table:formula="of:=PI() * POWER(TAN(RADIANS([.I5]))*[.$B$1];2)" office:value-type="float" office:value="0.000645720004365733" calcext:value-type="float">
            <text:p>0,000645720004366</text:p>
          </table:table-cell>
          <table:table-cell table:formula="of:=MIN([.$B$3]; [.L5]) / [.L5]" office:value-type="float" office:value="1" calcext:value-type="float">
            <text:p>1</text:p>
          </table:table-cell>
          <table:table-cell table:formula="of:=[.J5]*[.M5]" office:value-type="float" office:value="76.6666666666667" calcext:value-type="float">
            <text:p>76,6666666666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pon_zs_inferno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95" calcext:value-type="float">
            <text:p>0,09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table:formula="of:=([.G6]*6+[.H6])/7" office:value-type="float" office:value="0.0285714285714286" calcext:value-type="float">
            <text:p>0,028571428571429</text:p>
          </table:table-cell>
          <table:table-cell table:formula="of:=[.E6]*[.D6]/[.F6]" office:value-type="float" office:value="242.105263157895" calcext:value-type="float">
            <text:p>242,105263157895</text:p>
          </table:table-cell>
          <table:table-cell table:formula="of:=[.$B$2]/TAN(RADIANS([.I6]))/2" office:value-type="float" office:value="2005.35211673604" calcext:value-type="float">
            <text:p>2005,35211673604</text:p>
          </table:table-cell>
          <table:table-cell table:formula="of:=PI() * POWER(TAN(RADIANS([.I6]))*[.$B$1];2)" office:value-type="float" office:value="0.00195302858531525" calcext:value-type="float">
            <text:p>0,001953028585315</text:p>
          </table:table-cell>
          <table:table-cell table:formula="of:=MIN([.$B$3]; [.L6]) / [.L6]" office:value-type="float" office:value="1" calcext:value-type="float">
            <text:p>1</text:p>
          </table:table-cell>
          <table:table-cell table:formula="of:=[.J6]*[.M6]" office:value-type="float" office:value="242.105263157895" calcext:value-type="float">
            <text:p>242,1052631578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pon_zs_boomstick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formula="of:=([.G7]*6+[.H7])/7" office:value-type="float" office:value="0.204285714285714" calcext:value-type="float">
            <text:p>0,204285714285714</text:p>
          </table:table-cell>
          <table:table-cell table:formula="of:=[.E7]*[.D7]/[.F7]" office:value-type="float" office:value="144" calcext:value-type="float">
            <text:p>144</text:p>
          </table:table-cell>
          <table:table-cell table:formula="of:=[.$B$2]/TAN(RADIANS([.I7]))/2" office:value-type="float" office:value="280.467662276223" calcext:value-type="float">
            <text:p>280,467662276223</text:p>
          </table:table-cell>
          <table:table-cell table:formula="of:=PI() * POWER(TAN(RADIANS([.I7]))*[.$B$1];2)" office:value-type="float" office:value="0.099844533481757" calcext:value-type="float">
            <text:p>0,099844533481757</text:p>
          </table:table-cell>
          <table:table-cell table:formula="of:=MIN([.$B$3]; [.L7]) / [.L7]" office:value-type="float" office:value="1" calcext:value-type="float">
            <text:p>1</text:p>
          </table:table-cell>
          <table:table-cell table:formula="of:=[.J7]*[.M7]" office:value-type="float" office:value="144" calcext:value-type="float">
            <text:p>1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pon_zs_peashoot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8" calcext:value-type="float">
            <text:p>0,08</text:p>
          </table:table-cell>
          <table:table-cell table:formula="of:=([.G8]*6+[.H8])/7" office:value-type="float" office:value="0.0242857142857143" calcext:value-type="float">
            <text:p>0,024285714285714</text:p>
          </table:table-cell>
          <table:table-cell table:formula="of:=[.E8]*[.D8]/[.F8]" office:value-type="float" office:value="160" calcext:value-type="float">
            <text:p>160</text:p>
          </table:table-cell>
          <table:table-cell table:formula="of:=[.$B$2]/TAN(RADIANS([.I8]))/2" office:value-type="float" office:value="2359.23783866189" calcext:value-type="float">
            <text:p>2359,23783866189</text:p>
          </table:table-cell>
          <table:table-cell table:formula="of:=PI() * POWER(TAN(RADIANS([.I8]))*[.$B$1];2)" office:value-type="float" office:value="0.00141106308797649" calcext:value-type="float">
            <text:p>0,001411063087977</text:p>
          </table:table-cell>
          <table:table-cell table:formula="of:=MIN([.$B$3]; [.L8]) / [.L8]" office:value-type="float" office:value="1" calcext:value-type="float">
            <text:p>1</text:p>
          </table:table-cell>
          <table:table-cell table:formula="of:=[.J8]*[.M8]" office:value-type="float" office:value="160" calcext:value-type="float">
            <text:p>160</text:p>
          </table:table-cell>
          <table:table-cell/>
        </table:table-row>
        <table:table-row table:style-name="ro1" table:number-rows-repeated="104856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.00.0000</text:date>, <text:time style:data-style-name="N2" text:time-value="17:54:12.86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4:21:42.604000000</meta:creation-date>
    <dc:date>2018-04-19T19:59:28.293000000</dc:date>
    <meta:editing-duration>PT4H2M25S</meta:editing-duration>
    <meta:editing-cycles>8</meta:editing-cycles>
    <meta:generator>LibreOffice/5.2.0.4$Windows_X86_64 LibreOffice_project/066b007f5ebcc236395c7d282ba488bca6720265</meta:generator>
    <dc:creator>David Vogel</dc:creator>
    <meta:document-statistic meta:table-count="1" meta:cell-count="102" meta:object-count="0"/>
  </office:meta>
</office:document-meta>
</file>